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6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8( byte id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DoubleValue( Double doubl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Id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Id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33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VO.setId16( short id1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lo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Doub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64( long id6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loatValue( Float floa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